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background-color="#FFFF00"/>
    </style:style>
    <style:style style:name="T3" style:parent-style-name="Domyślnaczcionkaakapitu" style:family="text">
      <style:text-properties fo:background-color="#FFFF00"/>
    </style:style>
    <style:style style:name="T4" style:parent-style-name="Domyślnaczcionkaakapitu" style:family="text">
      <style:text-properties fo:background-color="#FFFF00"/>
    </style:style>
    <style:style style:name="T5" style:parent-style-name="Domyślnaczcionkaakapitu" style:family="text">
      <style:text-properties fo:background-color="#FFFF00"/>
    </style:style>
    <style:style style:name="T6" style:parent-style-name="Domyślnaczcionkaakapitu" style:family="text">
      <style:text-properties fo:background-color="#FFFF00"/>
    </style:style>
    <style:style style:name="T7" style:parent-style-name="Domyślnaczcionkaakapitu" style:family="text">
      <style:text-properties fo:background-color="#FFFF00"/>
    </style:style>
    <style:style style:name="P8" style:parent-style-name="Normalny" style:family="paragraph">
      <style:text-properties fo:background-color="#FFFF00"/>
    </style:style>
    <style:style style:name="T9" style:parent-style-name="Domyślnaczcionkaakapitu" style:family="text">
      <style:text-properties fo:background-color="#FFFF00"/>
    </style:style>
    <style:style style:name="T10" style:parent-style-name="Domyślnaczcionkaakapitu" style:family="text">
      <style:text-properties style:font-name="Cambria Math" style:font-name-complex="Cambria Math"/>
    </style:style>
    <style:style style:name="T11" style:parent-style-name="Domyślnaczcionkaakapitu" style:family="text">
      <style:text-properties style:font-name="Cambria Math" style:font-name-complex="Cambria Math"/>
    </style:style>
    <style:style style:name="T12" style:parent-style-name="Domyślnaczcionkaakapitu" style:family="text">
      <style:text-properties style:font-name="Cambria Math" style:font-name-complex="Cambria Math"/>
    </style:style>
    <style:style style:name="T13" style:parent-style-name="Domyślnaczcionkaakapitu" style:family="text">
      <style:text-properties style:font-name="Cambria Math" style:font-name-complex="Cambria Math"/>
    </style:style>
    <style:style style:name="T14" style:parent-style-name="Domyślnaczcionkaakapitu" style:family="text">
      <style:text-properties style:font-name="Cambria Math" style:font-name-complex="Cambria Math"/>
    </style:style>
    <style:style style:name="T15" style:parent-style-name="Domyślnaczcionkaakapitu" style:family="text">
      <style:text-properties style:font-name="Cambria Math" style:font-name-complex="Cambria Math"/>
    </style:style>
    <style:style style:name="T16" style:parent-style-name="Domyślnaczcionkaakapitu" style:family="text">
      <style:text-properties style:font-name="Cambria Math" style:font-name-complex="Cambria Math"/>
    </style:style>
    <style:style style:name="T17" style:parent-style-name="Domyślnaczcionkaakapitu" style:family="text">
      <style:text-properties style:font-name="Cambria Math" style:font-name-complex="Cambria Math"/>
    </style:style>
    <style:style style:name="T18" style:parent-style-name="Domyślnaczcionkaakapitu" style:family="text">
      <style:text-properties style:font-name="Cambria Math" style:font-name-complex="Cambria Math"/>
    </style:style>
    <style:style style:name="T19" style:parent-style-name="Domyślnaczcionkaakapitu" style:family="text">
      <style:text-properties fo:background-color="#FFFF00"/>
    </style:style>
    <style:style style:name="T20" style:parent-style-name="Domyślnaczcionkaakapitu" style:family="text">
      <style:text-properties fo:background-color="#FFFF00"/>
    </style:style>
    <style:style style:name="T21" style:parent-style-name="Domyślnaczcionkaakapitu" style:family="text">
      <style:text-properties style:font-name="Cambria Math" style:font-name-complex="Cambria Math"/>
    </style:style>
    <style:style style:name="T22" style:parent-style-name="Domyślnaczcionkaakapitu" style:family="text">
      <style:text-properties style:font-name="Cambria Math" style:font-name-complex="Cambria Math"/>
    </style:style>
    <style:style style:name="T23" style:parent-style-name="Domyślnaczcionkaakapitu" style:family="text">
      <style:text-properties style:font-name="Cambria Math" style:font-name-complex="Cambria Math"/>
    </style:style>
    <style:style style:name="T24" style:parent-style-name="Domyślnaczcionkaakapitu" style:family="text">
      <style:text-properties style:font-name="Cambria Math" style:font-name-complex="Cambria Math"/>
    </style:style>
    <style:style style:name="T25" style:parent-style-name="Domyślnaczcionkaakapitu" style:family="text">
      <style:text-properties style:font-name="Cambria Math" style:font-name-complex="Cambria Math"/>
    </style:style>
    <style:style style:name="P26" style:parent-style-name="Normalny" style:family="paragraph">
      <style:text-properties fo:background-color="#FFFF00"/>
    </style:style>
    <style:style style:name="P27" style:parent-style-name="Normalny" style:family="paragraph">
      <style:text-properties fo:background-color="#FFFF00"/>
    </style:style>
    <style:style style:name="T28" style:parent-style-name="Domyślnaczcionkaakapitu" style:family="text">
      <style:text-properties style:font-name="Cambria Math" style:font-name-complex="Cambria Math"/>
    </style:style>
    <style:style style:name="T29" style:parent-style-name="Domyślnaczcionkaakapitu" style:family="text">
      <style:text-properties style:font-name="Cambria Math" style:font-name-complex="Cambria Math"/>
    </style:style>
    <style:style style:name="T30" style:parent-style-name="Domyślnaczcionkaakapitu" style:family="text">
      <style:text-properties style:font-name="Cambria Math" style:font-name-complex="Cambria Math"/>
    </style:style>
    <style:style style:name="T31" style:parent-style-name="Domyślnaczcionkaakapitu" style:family="text">
      <style:text-properties style:font-name="Cambria Math" style:font-name-complex="Cambria Math"/>
    </style:style>
    <style:style style:name="T32" style:parent-style-name="Domyślnaczcionkaakapitu" style:family="text">
      <style:text-properties style:font-name="Cambria Math" style:font-name-complex="Cambria Math"/>
    </style:style>
    <style:style style:name="T33" style:parent-style-name="Domyślnaczcionkaakapitu" style:family="text">
      <style:text-properties style:font-name="Cambria Math" style:font-name-complex="Cambria Math"/>
    </style:style>
    <style:style style:name="T34" style:parent-style-name="Domyślnaczcionkaakapitu" style:family="text">
      <style:text-properties style:font-name="Cambria Math" style:font-name-complex="Cambria Math"/>
    </style:style>
    <style:style style:name="T35" style:parent-style-name="Domyślnaczcionkaakapitu" style:family="text">
      <style:text-properties style:font-name="Cambria Math" style:font-name-complex="Cambria Math"/>
    </style:style>
    <style:style style:name="T36" style:parent-style-name="Domyślnaczcionkaakapitu" style:family="text">
      <style:text-properties style:font-name="Cambria Math" style:font-name-complex="Cambria Math"/>
    </style:style>
    <style:style style:name="T37" style:parent-style-name="Domyślnaczcionkaakapitu" style:family="text">
      <style:text-properties style:font-name="Cambria Math" style:font-name-complex="Cambria Math"/>
    </style:style>
    <style:style style:name="T38" style:parent-style-name="Domyślnaczcionkaakapitu" style:family="text">
      <style:text-properties style:font-name="Cambria Math" style:font-name-complex="Cambria Math"/>
    </style:style>
    <style:style style:name="T39" style:parent-style-name="Domyślnaczcionkaakapitu" style:family="text">
      <style:text-properties style:font-name="Cambria Math" style:font-name-complex="Cambria Math"/>
    </style:style>
    <style:style style:name="P40" style:parent-style-name="Normalny" style:family="paragraph">
      <style:text-properties fo:background-color="#FFFF00"/>
    </style:style>
    <style:style style:name="T41" style:parent-style-name="Domyślnaczcionkaakapitu" style:family="text">
      <style:text-properties fo:background-color="#FFFF00"/>
    </style:style>
    <style:style style:name="T42" style:parent-style-name="Domyślnaczcionkaakapitu" style:family="text">
      <style:text-properties fo:background-color="#FFFF00"/>
    </style:style>
    <style:style style:name="T43" style:parent-style-name="Domyślnaczcionkaakapitu" style:family="text">
      <style:text-properties fo:background-color="#FFFF00"/>
    </style:style>
    <style:style style:name="T44" style:parent-style-name="Domyślnaczcionkaakapitu" style:family="text">
      <style:text-properties fo:background-color="#FFFF00"/>
    </style:style>
    <style:style style:name="T45" style:parent-style-name="Domyślnaczcionkaakapitu" style:family="text">
      <style:text-properties fo:background-color="#FFFF00"/>
    </style:style>
    <style:style style:name="T46" style:parent-style-name="Domyślnaczcionkaakapitu" style:family="text">
      <style:text-properties fo:background-color="#FFFF00"/>
    </style:style>
    <style:style style:name="P47" style:parent-style-name="Normalny" style:family="paragraph">
      <style:text-properties fo:background-color="#FFFF00"/>
    </style:style>
    <style:style style:name="P48" style:parent-style-name="Normalny" style:family="paragraph">
      <style:text-properties fo:background-color="#FFFF00"/>
    </style:style>
    <style:style style:name="P49" style:parent-style-name="Normalny" style:family="paragraph">
      <style:text-properties fo:background-color="#FFFF00"/>
    </style:style>
    <style:style style:name="P50" style:parent-style-name="Normalny" style:family="paragraph">
      <style:text-properties fo:background-color="#FFFF00"/>
    </style:style>
    <style:style style:name="P51" style:parent-style-name="Normalny" style:family="paragraph">
      <style:text-properties fo:background-color="#FFFF00"/>
    </style:style>
    <style:style style:name="P52" style:parent-style-name="Normalny" style:family="paragraph">
      <style:text-properties fo:background-color="#FFFF00"/>
    </style:style>
    <style:style style:name="T53" style:parent-style-name="Domyślnaczcionkaakapitu" style:family="text">
      <style:text-properties fo:background-color="#FFFF00"/>
    </style:style>
    <style:style style:name="T54" style:parent-style-name="Domyślnaczcionkaakapitu" style:family="text">
      <style:text-properties fo:background-color="#FFFF00"/>
    </style:style>
    <style:style style:name="P55" style:parent-style-name="Normalny" style:family="paragraph">
      <style:text-properties fo:background-color="#FFFF00"/>
    </style:style>
    <style:style style:name="P56" style:parent-style-name="Normalny" style:family="paragraph">
      <style:text-properties fo:background-color="#FFFF00"/>
    </style:style>
    <style:style style:name="P57" style:parent-style-name="Normalny" style:family="paragraph">
      <style:text-properties fo:background-color="#FFFF00"/>
    </style:style>
    <style:style style:name="P58" style:parent-style-name="Normalny" style:family="paragraph">
      <style:text-properties fo:background-color="#FFFF00"/>
    </style:style>
    <style:style style:name="P59" style:parent-style-name="Normalny" style:family="paragraph">
      <style:text-properties fo:background-color="#FFFF00"/>
    </style:style>
    <style:style style:name="P60" style:parent-style-name="Normalny" style:family="paragraph">
      <style:text-properties fo:background-color="#FFFF00"/>
    </style:style>
    <style:style style:name="P61" style:parent-style-name="Normalny" style:family="paragraph">
      <style:text-properties fo:background-color="#FFFF00"/>
    </style:style>
    <style:style style:name="T62" style:parent-style-name="Domyślnaczcionkaakapitu" style:family="text">
      <style:text-properties style:font-name="Cambria Math" style:font-name-complex="Cambria Math"/>
    </style:style>
    <style:style style:name="T63" style:parent-style-name="Domyślnaczcionkaakapitu" style:family="text">
      <style:text-properties style:font-name="Cambria Math" style:font-name-complex="Cambria Math"/>
    </style:style>
    <style:style style:name="T64" style:parent-style-name="Domyślnaczcionkaakapitu" style:family="text">
      <style:text-properties style:font-name="Cambria Math" style:font-name-complex="Cambria Math"/>
    </style:style>
    <style:style style:name="T65" style:parent-style-name="Domyślnaczcionkaakapitu" style:family="text">
      <style:text-properties style:font-name="Cambria Math" style:font-name-complex="Cambria Math"/>
    </style:style>
    <style:style style:name="T66" style:parent-style-name="Domyślnaczcionkaakapitu" style:family="text">
      <style:text-properties style:font-name="Cambria Math" style:font-name-complex="Cambria Math"/>
    </style:style>
    <style:style style:name="T67" style:parent-style-name="Domyślnaczcionkaakapitu" style:family="text">
      <style:text-properties style:font-name="Cambria Math" style:font-name-complex="Cambria Math"/>
    </style:style>
    <style:style style:name="T68" style:parent-style-name="Domyślnaczcionkaakapitu" style:family="text">
      <style:text-properties style:font-name="Cambria Math" style:font-name-complex="Cambria Math"/>
    </style:style>
    <style:style style:name="T69" style:parent-style-name="Domyślnaczcionkaakapitu" style:family="text">
      <style:text-properties style:font-name="Cambria Math" style:font-name-complex="Cambria Math"/>
    </style:style>
    <style:style style:name="T70" style:parent-style-name="Domyślnaczcionkaakapitu" style:family="text">
      <style:text-properties style:font-name="Cambria Math" style:font-name-complex="Cambria Math"/>
    </style:style>
    <style:style style:name="T71" style:parent-style-name="Domyślnaczcionkaakapitu" style:family="text">
      <style:text-properties style:font-name="Cambria Math" style:font-name-complex="Cambria Math"/>
    </style:style>
    <style:style style:name="T72" style:parent-style-name="Domyślnaczcionkaakapitu" style:family="text">
      <style:text-properties style:font-name="Cambria Math" style:font-name-complex="Cambria Math"/>
    </style:style>
    <style:style style:name="T73" style:parent-style-name="Domyślnaczcionkaakapitu" style:family="text">
      <style:text-properties style:font-name="Cambria Math" style:font-name-complex="Cambria Math"/>
    </style:style>
    <style:style style:name="T74" style:parent-style-name="Domyślnaczcionkaakapitu" style:family="text">
      <style:text-properties style:font-name="Cambria Math" style:font-name-complex="Cambria Math"/>
    </style:style>
  </office:automatic-styles>
  <office:body>
    <office:text text:use-soft-page-breaks="true">
      <text:p text:style-name="P1">Zad. 1. [ ]</text:p>
      <text:p text:style-name="Normalny">Ekonometria koncentruje się na:</text:p>
      <text:p text:style-name="Normalny"><text:span text:style-name="T2">[ ] ilościowej ocenie relacji pomiędzy zjawiskami ekonomicznymi,</text:span></text:p>
      <text:p text:style-name="Normalny"><text:span text:style-name="T3">[ ] konfrontacji teorii ekonomii z praktyką gospodarczą,</text:span></text:p>
      <text:p text:style-name="Normalny"><text:span text:style-name="T4">[ ] prognozowaniu wyników działalności gospodarczej,</text:span></text:p>
      <text:p text:style-name="Normalny">[ ] teorii<text:s/>dotyczącej wykorzystywanych modeli statystycznych.</text:p>
      <text:p text:style-name="Normalny">Zad. 2. [ ]</text:p>
      <text:p text:style-name="Normalny">Zmienne występujące w modelach ekonometrycznych można podzielić na:</text:p>
      <text:p text:style-name="Normalny"><text:span text:style-name="T5">[ ] endogeniczne i egzogeniczne,</text:span></text:p>
      <text:p text:style-name="Normalny"><text:span text:style-name="T6">[ ] nielosowe i losowe,</text:span></text:p>
      <text:p text:style-name="Normalny">[ ] stałe i zmienne,</text:p>
      <text:p text:style-name="Normalny">[ ] obserwowalne i nieobserwowalne.</text:p>
      <text:p text:style-name="Normalny">Zad. 3. [ ]</text:p>
      <text:p text:style-name="Normalny">Wśród typów modeli ekonometrycznych wyróżnia się:</text:p>
      <text:p text:style-name="Normalny"><text:span text:style-name="T7">[ ] jednorównaniowe i wielorównaniowe,</text:span></text:p>
      <text:p text:style-name="Normalny">[ ] stochastyczne i deterministyczne,</text:p>
      <text:p text:style-name="P8">[ ] symptomatyczne, tendencji rozwojowej i przyczynowo-opisowe,</text:p>
      <text:p text:style-name="Normalny"><text:span text:style-name="T9">[ ] dynamiczne i statyczne.</text:span></text:p>
      <text:p text:style-name="Normalny">Zad. 4. [ ]</text:p>
      <text:p text:style-name="Normalny">Model<text:s/>ekonometryczny dany związkiem:<text:s/><text:span text:style-name="T10">𝑦𝑖</text:span><text:s/>=<text:s/><text:span text:style-name="T11">𝛽</text:span>0 +<text:s/><text:span text:style-name="T12">𝛽</text:span>1<text:span text:style-name="T13">𝑥</text:span>1<text:span text:style-name="T14">𝑖</text:span><text:s/>+<text:s/><text:span text:style-name="T15">𝛽</text:span>2<text:span text:style-name="T16">𝑥</text:span>2<text:span text:style-name="T17">𝑖</text:span><text:s/>+<text:s/><text:span text:style-name="T18">𝜀𝑖</text:span></text:p>
      <text:p text:style-name="Normalny">:</text:p>
      <text:p text:style-name="Normalny">[ ] jest wielorównaniowy,</text:p>
      <text:p text:style-name="Normalny"><text:span text:style-name="T19">[ ] jest liniowy,</text:span></text:p>
      <text:p text:style-name="Normalny">[ ] ma jedną zmienną objaśniającą,</text:p>
      <text:p text:style-name="Normalny"><text:span text:style-name="T20">[ ] ma jedną zmienną objaśnianą.</text:span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Zad. 5. [ ]</text:p>
      <text:p text:style-name="Normalny">Model ekonometryczny dany związkiem<text:s/><text:span text:style-name="T21">𝑦𝑖</text:span><text:s/>=<text:s/><text:span text:style-name="T22">𝛽</text:span>0 ∙<text:s/><text:span text:style-name="T23">𝛽</text:span>1</text:p>
      <text:p text:style-name="Normalny"><text:span text:style-name="T24">𝑥𝑖</text:span><text:s/>+<text:s/><text:span text:style-name="T25">𝜀𝑖</text:span>:</text:p>
      <text:p text:style-name="P26">[ ] jest jednorównaniowy,</text:p>
      <text:p text:style-name="Normalny">[ ] jest liniowy,</text:p>
      <text:p text:style-name="Normalny">[ ] ma dwie zmienne objaśniające,</text:p>
      <text:p text:style-name="P27">[ ] ma jedną zmienną objaśnianą.</text:p>
      <text:p text:style-name="Normalny">Zad. 6. [ ]</text:p>
      <text:p text:style-name="Normalny">Model ekonometryczny dany następującą zależnością</text:p>
      <text:p text:style-name="Normalny">{</text:p>
      <text:p text:style-name="Normalny"><text:span text:style-name="T28">𝑦𝑡</text:span>1 =<text:s/><text:span text:style-name="T29">𝛽</text:span>21<text:span text:style-name="T30">𝑦𝑡</text:span>2 +<text:s/><text:span text:style-name="T31">𝛾</text:span>11<text:span text:style-name="T32">𝑥𝑡</text:span>1 +<text:s/><text:span text:style-name="T33">𝜀𝑡</text:span>1</text:p>
      <text:p text:style-name="Normalny"><text:span text:style-name="T34">𝑦𝑡</text:span>2 =<text:s/><text:span text:style-name="T35">𝛽</text:span>12<text:span text:style-name="T36">𝑦𝑡</text:span>1 +<text:s/><text:span text:style-name="T37">𝛾</text:span>22<text:span text:style-name="T38">𝑥𝑡</text:span>2 +<text:s/><text:span text:style-name="T39">𝜀𝑡</text:span>2</text:p>
      <text:p text:style-name="Normalny">[ ] jest jednorównaniowy,</text:p>
      <text:p text:style-name="Normalny">[ ] jest nieliniowy,</text:p>
      <text:p text:style-name="Normalny">[ ] ma dwie zmienne opóźnione,</text:p>
      <text:p text:style-name="Normalny">[ ] ma jedną zmienną objaśnianą.</text:p>
      <text:p text:style-name="Normalny">Zad. 7. [ ]</text:p>
      <text:p text:style-name="Normalny">Metoda najmniejszych kwadratów:</text:p>
      <text:p text:style-name="P40">[ ] jest jedną z wielu metod estymacji modelu ekonometrycznego,</text:p>
      <text:p text:style-name="Normalny"><text:span text:style-name="T41">[ ] może służyć jedynie do<text:s/></text:span><text:span text:style-name="T42">estymacji liniowych modeli ekonometrycznych,</text:span></text:p>
      <text:p text:style-name="Normalny">[ ] polega na takim doborze reszt modelu, by suma kwadratów estymowanych parametrów była</text:p>
      <text:p text:style-name="Normalny">możliwie najmniejsza,</text:p>
      <text:p text:style-name="Normalny">[ ] zdobyła popularność dzięki temu, że daje proste wzory analityczne pozwalające wyznaczyć</text:p>
      <text:p text:style-name="Normalny">estymatory parametrów modelu ekonometrycznego.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>Zad. 8. [ ]</text:p>
      <text:p text:style-name="Normalny">Wśród głównych założeń dotyczących jednorównaniowego liniowego modelu ekonometrycznego</text:p>
      <text:p text:style-name="Normalny">znajdują się:</text:p>
      <text:p text:style-name="Normalny">[ ] niezmienniczość ze względu na obserwacje,</text:p>
      <text:p text:style-name="Normalny">[ ] fakt, że informacje zawarte w próbie są jedynymi,</text:p>
      <text:p text:style-name="Normalny"><text:span text:style-name="T43">[ ]<text:s/></text:span><text:span text:style-name="T44">normalność rozkładu składnika losowego,</text:span></text:p>
      <text:p text:style-name="Normalny">[ ] znajomość wartości przynajmniej jednego z parametrów modelu w populacji.</text:p>
      <text:p text:style-name="Normalny">Zad. 9. [ ]</text:p>
      <text:p text:style-name="Normalny">Estymator parametrów strukturalnych modelu liniowego, uzyskany na podstawie metody</text:p>
      <text:p text:style-name="Normalny">najmniejszych kwadratów, ma następujące „dobre” (pożądane) własności:</text:p>
      <text:p text:style-name="Normalny"><text:span text:style-name="T45">[ ] jest liniowy,</text:span></text:p>
      <text:p text:style-name="Normalny"><text:span text:style-name="T46">[ ] jest nieobciążony,</text:span></text:p>
      <text:p text:style-name="Normalny">[ ] ma największą wariancję w klasie estymatorów liniowych,</text:p>
      <text:p text:style-name="Normalny">[ ] jest liniowy ze względu na obserwacje zmiennej objaśnianej.</text:p>
      <text:p text:style-name="Normalny">Zad. 10. [ ]</text:p>
      <text:p text:style-name="Normalny">Oceny jakości wyestymowanego<text:s/>jednorównaniowego, liniowego modelu ekonometrycznego dokonuje</text:p>
      <text:p text:style-name="Normalny">się na podstawie:</text:p>
      <text:p text:style-name="P47">[ ] miar dobroci (dopasowania) modelu,</text:p>
      <text:p text:style-name="P48">[ ] analizy/interpretacji merytorycznej oszacowanych parametrów strukturalnych,</text:p>
      <text:p text:style-name="P49">[ ] testów statystycznych,</text:p>
      <text:p text:style-name="Normalny">[ ] dobroci prognostycznej modelu.</text:p>
      <text:p text:style-name="Normalny">Zad. 11. [ ]</text:p>
      <text:p text:style-name="Normalny">Wśród testów statystycznych dotyczących parametrów strukturalnych wymienić można testy</text:p>
      <text:p text:style-name="Normalny">weryfikujące:</text:p>
      <text:p text:style-name="Normalny">[ ] normalność składnika resztowego,</text:p>
      <text:p text:style-name="Normalny">[ ] autokorelację składnika resztowego,</text:p>
      <text:p text:style-name="P50">[ ] indywidualną istotność parametrów,</text:p>
      <text:p text:style-name="P51">[ ] łączną<text:s/>istotność parametrów.</text:p>
      <text:p text:style-name="Normalny"/>
      <text:p text:style-name="Normalny"/>
      <text:p text:style-name="Normalny"/>
      <text:p text:style-name="Normalny">Zad. 12. [ ]</text:p>
      <text:p text:style-name="Normalny">Wśród testów statystycznych, za pomocą których można badać normalność rozkładu reszt liniowego</text:p>
      <text:p text:style-name="Normalny">modelu ekonometrycznego, znajdują się:</text:p>
      <text:p text:style-name="P52">[ ] test Jarque’a-Bery,</text:p>
      <text:p text:style-name="Normalny"><text:span text:style-name="T53">[ ] test Shapiro-Wilka,</text:span></text:p>
      <text:p text:style-name="Normalny"><text:span text:style-name="T54">[ ] test Kołmogorowa-Smirnowa,</text:span></text:p>
      <text:p text:style-name="Normalny">[ ] test<text:s/>t-Studenta.</text:p>
      <text:p text:style-name="Normalny">Zad. 13. [ ]</text:p>
      <text:p text:style-name="Normalny">Do dobrych (pożądanych) własności rozkładu składnika resztowego zalicza się:</text:p>
      <text:p text:style-name="P55">[ ] losowość,</text:p>
      <text:p text:style-name="Normalny">[ ] asymetrię,</text:p>
      <text:p text:style-name="P56">[ ] normalność,</text:p>
      <text:p text:style-name="Normalny">[ ] autokorelację ujemną.</text:p>
      <text:p text:style-name="Normalny">Zad. 14. [ ]</text:p>
      <text:p text:style-name="Normalny">Metody eliminacji (doboru) zmiennych do jednorównaniowego modelu ekonometrycznego służą:</text:p>
      <text:p text:style-name="Normalny">[ ] wprowadzeniu do modelu możliwie najmniejszej liczby zmiennych objaśniających,</text:p>
      <text:p text:style-name="Normalny">[ ] wprowadzeniu do modelu możliwie największej liczby zmiennych objaśniających,</text:p>
      <text:p text:style-name="Normalny">[ ] tworzeniu modelu o najistotniejszych predyktorach,</text:p>
      <text:p text:style-name="Normalny">[ ] łatwiejszej estymacji modelu.</text:p>
      <text:p text:style-name="Normalny">Zad. 15. [ ]</text:p>
      <text:p text:style-name="Normalny">Do statystycznych metod doboru zmiennych objaśniających, które posłużą konstrukcji</text:p>
      <text:p text:style-name="Normalny">jednorównaniowego modelu ekonometrycznego, zaliczamy m.in.:</text:p>
      <text:p text:style-name="Normalny">[ ] metodę analizy retrospektywnej,</text:p>
      <text:p text:style-name="P57">[ ] metodę analizy grafu,</text:p>
      <text:p text:style-name="Normalny">[ ] metodę analizy wariancji,</text:p>
      <text:p text:style-name="P58">[ ] metodę Hellwiga badania pojemności nośników informacji.</text:p>
      <text:p text:style-name="Normalny"/>
      <text:p text:style-name="Normalny"/>
      <text:p text:style-name="Normalny"/>
      <text:p text:style-name="Normalny"/>
      <text:p text:style-name="Normalny"/>
      <text:p text:style-name="Normalny">Zad. 16. [ ]</text:p>
      <text:p text:style-name="Normalny">Doboru zmiennych objaśniających do konstrukcji modelu ekonometrycznego powinno się dokonywać</text:p>
      <text:p text:style-name="Normalny">uwzględniając:</text:p>
      <text:p text:style-name="P59">[ ] wiedzę teoretyczną,</text:p>
      <text:p text:style-name="P60">[ ] dotychczasowe<text:s/>doświadczenie własne lub ekspertów,</text:p>
      <text:p text:style-name="P61">[ ] sugestie wynikające z zastosowanych statystycznych metod eliminacji zmiennych,</text:p>
      <text:p text:style-name="Normalny">[ ] losowanie zmiennych.</text:p>
      <text:p text:style-name="Normalny">Zad. 17. [ ]</text:p>
      <text:p text:style-name="Normalny">Słusznymi stwierdzaniami w odniesieniu do statystycznych metod doboru zmiennych objaśniających</text:p>
      <text:p text:style-name="Normalny">do liniowego modelu ekonometrycznego są:</text:p>
      <text:p text:style-name="Normalny">[ ] Metod tych nie powinno się ze sobą łączyć.</text:p>
      <text:p text:style-name="Normalny">[ ] Wskazań tych metody powinno się bezwzględnie przestrzegać.</text:p>
      <text:p text:style-name="Normalny">[ ] Metody te dają wskazania zmiennych, które to wskazania należy preferować względem</text:p>
      <text:p text:style-name="Normalny">wskazań<text:s/>ekspertów.</text:p>
      <text:p text:style-name="Normalny">[ ] Najlepszą (dającą najkorzystniejsze typowania zmiennych), choć najbardziej pracochłonną</text:p>
      <text:p text:style-name="Normalny">metodą jest metoda Hellwiga badania pojemności nośników informacji.</text:p>
      <text:p text:style-name="Normalny"/>
      <text:p text:style-name="Normalny"/>
      <text:p text:style-name="Normalny"/>
      <text:p text:style-name="Normalny">Zad. 18.</text:p>
      <text:p text:style-name="Normalny">Na podstawie odpowiednio zgromadzonych danych wyestymowany został następujący model</text:p>
      <text:p text:style-name="Normalny">ekonometrycznych opisujący zmienną<text:s/><text:span text:style-name="T62">𝑦</text:span>:<text:s/><text:span text:style-name="T63">𝑦𝑖</text:span><text:s/>= 12,39 + 3,84<text:span text:style-name="T64">𝑥</text:span>1<text:span text:style-name="T65">𝑖</text:span><text:s/>− 1,78<text:span text:style-name="T66">𝑥</text:span>2<text:span text:style-name="T67">𝑖</text:span><text:s/>+<text:s/><text:span text:style-name="T68">𝑒𝑖</text:span></text:p>
      <text:p text:style-name="Normalny">;<text:s/><text:span text:style-name="T69">𝑒𝑖</text:span>~<text:span text:style-name="T70">𝒩</text:span>(0,<text:s/><text:span text:style-name="T71">𝑠𝑒</text:span>2);<text:s/><text:span text:style-name="T72">𝑠𝑒</text:span><text:s/>=0,6534;<text:s/><text:span text:style-name="T73">𝜑</text:span>2 = 17,63%.</text:p>
      <text:p text:style-name="Normalny">Model ten przeszedł pozytywnie przez weryfikację statystyczną.</text:p>
      <text:p text:style-name="Normalny">Uzupełnić poniższe wypowiedzi:</text:p>
      <text:p text:style-name="Normalny">• Model jest dopasowany do danych w stopniu …………… , co oznacza, że …………………………………..</text:p>
      <text:p text:style-name="Normalny">………………………………………………………………………………………………………………………………………………. .</text:p>
      <text:p text:style-name="Normalny">• Wzrost wartości zmiennej<text:s/><text:span text:style-name="T74">𝑥</text:span>2 o jedną jednostkę powoduje ………………………… zmiennej ………… o</text:p>
      <text:p text:style-name="Normalny">……………...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cper Wikło</meta:initial-creator>
    <dc:creator>Kacper Wikło</dc:creator>
    <meta:creation-date>2022-01-24T12:41:00Z</meta:creation-date>
    <dc:date>2022-01-30T20:25:00Z</dc:date>
    <meta:template xlink:href="Normal" xlink:type="simple"/>
    <meta:editing-cycles>3</meta:editing-cycles>
    <meta:editing-duration>PT2700S</meta:editing-duration>
    <meta:document-statistic meta:page-count="1" meta:paragraph-count="10" meta:word-count="784" meta:character-count="5480" meta:row-count="39" meta:non-whitespace-character-count="4706"/>
  </office:meta>
</office:document-meta>
</file>